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f405"/>
    </style:style>
    <style:style style:name="P2" style:family="paragraph" style:parent-style-name="Standard">
      <style:paragraph-properties fo:margin-left="0cm" fo:margin-right="0cm" fo:orphans="2" fo:widows="2" fo:text-indent="0cm" style:auto-text-indent="false"/>
      <style:text-properties fo:font-variant="normal" fo:text-transform="none" style:font-name="Helvetica" fo:font-size="10pt" fo:letter-spacing="normal" fo:font-style="normal" fo:font-weight="bold" style:font-size-asian="10pt" style:font-weight-asian="bold" style:font-size-complex="10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style:font-name="Helvetica" fo:font-size="10pt" fo:letter-spacing="normal" fo:font-style="normal" fo:font-weight="normal" style:font-size-asian="10pt" style:font-weight-asian="normal" style:font-size-complex="10pt" style:font-weight-complex="normal"/>
    </style:style>
    <style:style style:name="P4" style:family="paragraph" style:parent-style-name="Text_20_body">
      <style:paragraph-properties fo:margin-left="0cm" fo:margin-right="0cm" fo:orphans="2" fo:widows="2" fo:text-indent="0cm" style:auto-text-indent="false"/>
      <style:text-properties fo:font-variant="normal" fo:text-transform="none" style:font-name="Helvetica" fo:font-size="10pt" fo:letter-spacing="normal" fo:font-style="normal" fo:font-weight="bold" style:font-size-asian="10pt" style:font-weight-asian="bold" style:font-size-complex="10pt" style:font-weight-complex="bold"/>
    </style:style>
    <style:style style:name="P5" style:family="paragraph" style:parent-style-name="Text_20_body">
      <style:paragraph-properties fo:margin-left="0cm" fo:margin-right="0cm" fo:orphans="2" fo:widows="2" fo:text-indent="0cm" style:auto-text-indent="false"/>
      <style:text-properties fo:font-variant="normal" fo:text-transform="none" style:font-name="Helvetica" fo:font-size="10pt" fo:letter-spacing="normal" fo:font-style="normal" fo:font-weight="bold" officeooo:paragraph-rsid="0014b4bb" style:font-size-asian="10pt" style:font-weight-asian="bold" style:font-size-complex="10pt" style:font-weight-complex="bold"/>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margin-top="0cm" fo:margin-bottom="0.423cm" loext:contextual-spacing="false" style:line-height-at-least="0.635cm" fo:orphans="2" fo:widows="2" fo:text-indent="0cm" style:auto-text-indent="false" fo:padding="0cm" fo:border="none"/>
    </style:style>
    <style:style style:name="P8" style:family="paragraph" style:parent-style-name="Text_20_body">
      <style:paragraph-properties fo:margin-left="0cm" fo:margin-right="0cm" fo:margin-top="0cm" fo:margin-bottom="0.423cm" loext:contextual-spacing="false" style:line-height-at-least="0.635cm" fo:orphans="2" fo:widows="2" fo:text-indent="0cm" style:auto-text-indent="false" fo:padding="0cm" fo:border="none"/>
      <style:text-properties fo:font-variant="normal" fo:text-transform="none" fo:font-size="10pt" fo:letter-spacing="normal" fo:font-weight="bold" style:font-size-asian="10pt" style:font-weight-asian="bold" style:font-size-complex="10pt" style:font-weight-complex="bold"/>
    </style:style>
    <style:style style:name="P9" style:family="paragraph" style:parent-style-name="Text_20_body">
      <style:paragraph-properties fo:margin-left="0cm" fo:margin-right="0cm" fo:margin-top="0cm" fo:margin-bottom="0.423cm" loext:contextual-spacing="false" style:line-height-at-least="0.635cm" fo:orphans="2" fo:widows="2" fo:text-indent="0cm" style:auto-text-indent="false" fo:padding="0cm" fo:border="none"/>
      <style:text-properties fo:font-variant="normal" fo:text-transform="none" style:font-name="Helvetica" fo:font-size="10pt" fo:letter-spacing="normal" fo:font-style="normal"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4b4bb" style:font-weight-asian="normal" style:font-weight-complex="normal"/>
    </style:style>
    <style:style style:name="T3" style:family="text">
      <style:text-properties style:font-name="Helvetica" fo:font-style="normal"/>
    </style:style>
    <style:style style:name="T4" style:family="text">
      <style:text-properties style:font-name="Helvetica" fo:font-style="normal" officeooo:rsid="000bb49b"/>
    </style:style>
    <style:style style:name="T5" style:family="text">
      <style:text-properties fo:font-size="12.75pt"/>
    </style:style>
    <style:style style:name="T6" style:family="text">
      <style:text-properties fo:font-size="12.75pt" officeooo:rsid="0011472b"/>
    </style:style>
    <style:style style:name="T7" style:family="text">
      <style:text-properties fo:font-size="12.75pt" officeooo:rsid="0014b4bb"/>
    </style:style>
    <style:style style:name="T8" style:family="text">
      <style:text-properties fo:font-size="12.75pt" officeooo:rsid="001599dc"/>
    </style:style>
    <style:style style:name="T9" style:family="text">
      <style:text-properties fo:font-variant="normal" fo:text-transform="none" style:font-name="Helvetica" fo:font-size="12.75pt" fo:letter-spacing="normal" fo:font-style="normal" fo:font-weight="normal"/>
    </style:style>
    <style:style style:name="T10" style:family="text">
      <style:text-properties fo:font-variant="normal" fo:text-transform="none" style:font-name="Helvetica"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style:font-name="Helvetica" fo:font-size="10pt" fo:letter-spacing="normal" fo:font-style="normal" fo:font-weight="bold" officeooo:rsid="000cfae3" style:font-size-asian="10pt" style:font-weight-asian="bold" style:font-size-complex="10pt" style:font-weight-complex="bold"/>
    </style:style>
    <style:style style:name="T12" style:family="text">
      <style:text-properties fo:font-variant="normal" fo:text-transform="none" style:font-name="Helvetica" fo:font-size="10pt" fo:letter-spacing="normal" fo:font-style="normal" fo:font-weight="bold" officeooo:rsid="0014b4bb" style:font-size-asian="10pt" style:font-weight-asian="bold" style:font-size-complex="10pt" style:font-weight-complex="bold"/>
    </style:style>
    <style:style style:name="T13" style:family="text">
      <style:text-properties fo:font-variant="normal" fo:text-transform="none" style:font-name="Helvetica" fo:font-size="10pt" fo:letter-spacing="normal" fo:font-style="normal" fo:font-weight="normal" style:font-size-asian="10pt" style:font-weight-asian="normal" style:font-size-complex="10pt" style:font-weight-complex="normal"/>
    </style:style>
    <style:style style:name="T14" style:family="text">
      <style:text-properties officeooo:rsid="0009e1b5"/>
    </style:style>
    <style:style style:name="T15" style:family="text">
      <style:text-properties officeooo:rsid="000bb49b"/>
    </style:style>
    <style:style style:name="T16" style:family="text">
      <style:text-properties officeooo:rsid="000fadb7"/>
    </style:style>
    <style:style style:name="T17" style:family="text">
      <style:text-properties officeooo:rsid="0011472b"/>
    </style:style>
    <style:style style:name="T18" style:family="text">
      <style:text-properties officeooo:rsid="0012211e"/>
    </style:style>
    <style:style style:name="T19" style:family="text">
      <style:text-properties officeooo:rsid="0012bf58"/>
    </style:style>
    <style:style style:name="T20" style:family="text">
      <style:text-properties officeooo:rsid="0014b4bb"/>
    </style:style>
    <style:style style:name="T21" style:family="text">
      <style:text-properties officeooo:rsid="001599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9">1.</text:span></text:span><text:span text:style-name="T10">From the following table, create a view for those salespeople who belong to the city of New York.</text:span></text:p>
      <text:p text:style-name="Text_20_body">example=# create view newyork_v as select * from salesman where city='New York';</text:p>
      <text:p text:style-name="Standard">CREATE VIEW</text:p>
      <text:p text:style-name="Standard">example=# select*from newyork_v;</text:p>
      <text:p text:style-name="Standard"><text:s/>s_id <text:s/>| <text:s text:c="3"/>name <text:s text:c="3"/>| <text:s text:c="2"/>city <text:s text:c="2"/>| commission </text:p>
      <text:p text:style-name="Standard">-------+------------+----------+------------</text:p>
      <text:p text:style-name="Standard"><text:s/>50001 | James Hoog | New York | <text:s text:c="6"/>0.15</text:p>
      <text:p text:style-name="Standard">(1 row)</text:p>
      <text:p text:style-name="Standard"/>
      <text:p text:style-name="P7"><text:span text:style-name="Strong_20_Emphasis"><text:span text:style-name="T10">2.</text:span></text:span><text:span text:style-name="T10">From the following table, create a view for all salespersons. Return salesperson ID, name, and city. </text:span></text:p>
      <text:p text:style-name="Text_20_body">example=# create view cmp_v as select s_id,name,city from salesman;</text:p>
      <text:p text:style-name="Standard">CREATE VIEW</text:p>
      <text:p text:style-name="Standard">example=# select*from cmp_v;</text:p>
      <text:p text:style-name="Standard"><text:s/>s_id <text:s/>| <text:s text:c="3"/>name <text:s text:c="3"/>| <text:s text:c="2"/>city <text:s text:c="2"/></text:p>
      <text:p text:style-name="Standard">-------+------------+----------</text:p>
      <text:p text:style-name="Standard"><text:s/>50001 | James Hoog | New York</text:p>
      <text:p text:style-name="Standard"><text:s/>50002 | Nail Knite | paris</text:p>
      <text:p text:style-name="Standard"><text:s text:c="2"/>5005 | Pit Alex <text:s text:c="2"/>| London</text:p>
      <text:p text:style-name="Standard"><text:s text:c="2"/>5006 | Mc Lyon <text:s text:c="3"/>| Paris</text:p>
      <text:p text:style-name="Standard"><text:s text:c="2"/>5007 | Paul Adam <text:s/>| Rome</text:p>
      <text:p text:style-name="Standard"><text:s text:c="2"/>5003 | Lauson Hen | San Jose</text:p>
      <text:p text:style-name="Standard">(6 rows)</text:p>
      <text:p text:style-name="P7"><text:span text:style-name="Strong_20_Emphasis"><text:span text:style-name="T10">4.</text:span></text:span><text:span text:style-name="T10">From the following table, create a view that counts the number of customers in each grade. </text:span></text:p>
      <text:p text:style-name="Text_20_body">example=# create view <text:span text:style-name="T14">v_</text:span>gradecount(grade,number) as select grade,count(*) from customers group by grade;</text:p>
      <text:p text:style-name="Standard">CREATE VIEW</text:p>
      <text:p text:style-name="Standard">example=# select*from v_gradecount;</text:p>
      <text:p text:style-name="Standard"><text:s/>grade | number </text:p>
      <text:p text:style-name="Standard">-------+--------</text:p>
      <text:p text:style-name="Standard"><text:s text:c="3"/>200 | <text:s text:c="5"/>3</text:p>
      <text:p text:style-name="Standard"><text:s text:c="3"/>300 | <text:s text:c="5"/>2</text:p>
      <text:p text:style-name="Standard"><text:s text:c="3"/>100 | <text:s text:c="5"/>3</text:p>
      <text:p text:style-name="Standard">(3 rows)</text:p>
      <text:p text:style-name="Standard"/>
      <text:p text:style-name="Standard">example=# select*from v_gradecount where number=2;</text:p>
      <text:p text:style-name="Standard"><text:s/>grade | number </text:p>
      <text:p text:style-name="Standard">-------+--------</text:p>
      <text:p text:style-name="Standard"><text:s text:c="3"/>300 | <text:s text:c="5"/>2</text:p>
      <text:p text:style-name="Standard">(1 row)</text:p>
      <text:p text:style-name="Standard"/>
      <text:p text:style-name="P8"><text:span text:style-name="T4"/></text:p>
      <text:p text:style-name="P8"><text:span text:style-name="T4"/></text:p>
      <text:p text:style-name="P8"><text:span text:style-name="T4"/></text:p>
      <text:p text:style-name="P8"><text:soft-page-break/><text:span text:style-name="T4">5.</text:span><text:span text:style-name="T3">create a view to count the number of unique customers, compute the average and the total purchase amount of customer orders by each date.</text:span></text:p>
      <text:p text:style-name="Text_20_body">example=# create view v_countorders2(ord_date,uniquec_id,avg_amt,total) as select ord_date,count(distinct c_id),avg(purch_amt),sum(purch_amt) from orders group by ord_date;</text:p>
      <text:p text:style-name="Standard">CREATE VIEW</text:p>
      <text:p text:style-name="Standard">example=# select*from v_countorders2;</text:p>
      <text:p text:style-name="Standard"><text:s text:c="2"/>ord_date <text:s/>| uniquec_id | <text:s text:c="5"/>avg_amt <text:s text:c="5"/>| <text:s text:c="6"/>total <text:s text:c="7"/></text:p>
      <text:p text:style-name="Standard">------------+------------+-------------------+--------------------</text:p>
      <text:p text:style-name="Standard"><text:s/>2012-04-25 | <text:s text:c="9"/>1 | <text:s text:c="11"/>3045.6 | <text:s text:c="12"/>3045.6</text:p>
      <text:p text:style-name="Standard"><text:s/>2012-06-27 | <text:s text:c="9"/>1 | <text:s text:c="11"/>250.45 | <text:s text:c="12"/>250.45</text:p>
      <text:p text:style-name="Standard"><text:s/>2012-07-27 | <text:s text:c="9"/>1 | <text:s text:c="11"/>2400.6 | <text:s text:c="12"/>2400.6</text:p>
      <text:p text:style-name="Standard"><text:s/>2012-08-17 | <text:s text:c="9"/>2 | 92.89500000000001 | 185.79000000000002</text:p>
      <text:p text:style-name="Standard"><text:s/>2012-09-10 | <text:s text:c="9"/>3 | 2326.383333333333 | <text:s text:c="11"/>6979.15</text:p>
      <text:p text:style-name="Standard"><text:s/>2012-10-05 | <text:s text:c="9"/>2 | <text:s text:c="11"/>107.88 | <text:s text:c="12"/>215.76</text:p>
      <text:p text:style-name="Standard"><text:s/>2012-10-10 | <text:s text:c="9"/>2 | <text:s text:c="9"/>2231.915 | <text:s text:c="11"/>4463.83</text:p>
      <text:p text:style-name="Standard">(7 rows)</text:p>
      <text:p text:style-name="Standard"/>
      <text:p text:style-name="P2"><text:span text:style-name="T15">6.</text:span>create a view to get the salesperson and customer by name. Return order name, purchase amount, salesperson ID, name, customer name.</text:p>
      <text:p text:style-name="P2"/>
      <text:p text:style-name="P2"/>
      <text:p text:style-name="Standard">example=# create view v_ord_details as select o_no,purch_amt,o.s_id,name,cust_name from orders o,customers c,salesman s where o.c_id=c.c_id and o.s_id=s.s_id;</text:p>
      <text:p text:style-name="Standard">CREATE VIEW</text:p>
      <text:p text:style-name="Standard">example=# select*from v_ord_details ;</text:p>
      <text:p text:style-name="Standard"><text:s/>o_no <text:s/>| purch_amt | s_id | <text:s text:c="3"/>name <text:s text:c="3"/>| <text:s text:c="2"/>cust_name <text:s text:c="3"/></text:p>
      <text:p text:style-name="Standard">-------+-----------+------+------------+----------------</text:p>
      <text:p text:style-name="Standard"><text:s/>70001 | <text:s text:c="4"/>150.5 | 5002 | Nail Knite | Graham Zusi</text:p>
      <text:p text:style-name="Standard"><text:s/>70009 | <text:s text:c="3"/>270.65 | 5005 | Pit Alex <text:s text:c="2"/>| Brad Guzan</text:p>
      <text:p text:style-name="Standard"><text:s/>70002 | <text:s text:c="4"/>65.26 | 5001 | James Hoog | Nick Rimando</text:p>
      <text:p text:style-name="Standard"><text:s/>70004 | <text:s text:c="4"/>110.5 | 5003 | Lauson Hen | Geoff Cameron</text:p>
      <text:p text:style-name="Standard"><text:s/>70007 | <text:s text:c="4"/>948.5 | 5002 | Nail Knite | Graham Zusi</text:p>
      <text:p text:style-name="Standard"><text:s/>70005 | <text:s text:c="3"/>2400.6 | 5001 | James Hoog | Brad Davis</text:p>
      <text:p text:style-name="Standard"><text:s/>70008 | <text:s text:c="5"/>5760 | 5001 | James Hoog | Nick Rimando</text:p>
      <text:p text:style-name="Standard"><text:s/>70010 | <text:s text:c="2"/>1983.43 | 5006 | Mc Lyon <text:s text:c="3"/>| Fabian Johnson</text:p>
      <text:p text:style-name="Standard"><text:s/>70003 | <text:s text:c="3"/>2480.4 | 5003 | Lauson Hen | Geoff Cameron</text:p>
      <text:p text:style-name="Standard"><text:s/>70012 | <text:s text:c="3"/>250.45 | 5002 | Nail Knite | Julian Green</text:p>
      <text:p text:style-name="Standard"><text:s/>70011 | <text:s text:c="4"/>75.29 | 5007 | Paul Adam <text:s/>| Jozy Altidor</text:p>
      <text:p text:style-name="Standard"><text:s/>70013 | <text:s text:c="3"/>3045.6 | 5001 | James Hoog | Nick Rimando</text:p>
      <text:p text:style-name="Standard">(12 rows)</text:p>
      <text:p text:style-name="P7"><text:span text:style-name="T11">7.</text:span><text:span text:style-name="T10">create a view to find the salesperson who handles a customer who makes the highest order of the day. Return order date, salesperson ID, name.</text:span></text:p>
      <text:p text:style-name="Text_20_body">example=# create view v_max as select ord_date,name,s.s_id from orders o,salesman s where o.s_id=s.s_id and purch_amt =(select max(purch_amt) from orders c where o.ord_date=c.ord_date);</text:p>
      <text:p text:style-name="Standard">CREATE VIEW</text:p>
      <text:p text:style-name="P1"/>
      <text:p text:style-name="P1"/>
      <text:p text:style-name="P1"/>
      <text:p text:style-name="P1"><text:soft-page-break/>example=# select*from v_max;</text:p>
      <text:p text:style-name="P1"><text:s text:c="2"/>ord_date <text:s/>| <text:s text:c="3"/>name <text:s text:c="3"/>| s_id </text:p>
      <text:p text:style-name="Standard">------------+------------+------</text:p>
      <text:p text:style-name="Standard"><text:s/>2012-10-05 | Nail Knite | 5002</text:p>
      <text:p text:style-name="Standard"><text:s/>2012-08-17 | Lauson Hen | 5003</text:p>
      <text:p text:style-name="Standard"><text:s/>2012-07-27 | James Hoog | 5001</text:p>
      <text:p text:style-name="Standard"><text:s/>2012-09-10 | James Hoog | 5001</text:p>
      <text:p text:style-name="Standard"><text:s/>2012-10-10 | Lauson Hen | 5003</text:p>
      <text:p text:style-name="Standard"><text:s/>2012-06-27 | Nail Knite | 5002</text:p>
      <text:p text:style-name="Standard"><text:s/>2012-04-25 | James Hoog | 5001</text:p>
      <text:p text:style-name="Standard">(7 rows)</text:p>
      <text:p text:style-name="Standard"/>
      <text:p text:style-name="P9"><text:span text:style-name="T16">9.</text:span>create a view to find all the customers who have the highest grade. Return all the fields of customer.</text:p>
      <text:p text:style-name="Text_20_body">example=# create view v_max_grade as select*from customers where grade=(select max(grade) from customers);</text:p>
      <text:p text:style-name="Standard">CREATE VIEW</text:p>
      <text:p text:style-name="Standard">example=# select*from v_max_grade;</text:p>
      <text:p text:style-name="Standard"><text:s/>c_id | <text:s text:c="2"/>cust_name <text:s text:c="3"/>| <text:s/>city <text:s/>| grade | s_id </text:p>
      <text:p text:style-name="Standard">------+----------------+--------+-------+------</text:p>
      <text:p text:style-name="Standard"><text:s/>3008 | Julian Green <text:s text:c="2"/>| London | <text:s text:c="2"/>300 | 5002</text:p>
      <text:p text:style-name="Standard"><text:s/>3004 | Fabian Johnson | Paris <text:s/>| <text:s text:c="2"/>300 | 5006</text:p>
      <text:p text:style-name="Standard">(2 rows)</text:p>
      <text:p text:style-name="Standard"/>
      <text:p text:style-name="P2"><text:span text:style-name="T16">10.</text:span>create a view to count the number of salespeople in each city. Return city, number of salespersons.</text:p>
      <text:p text:style-name="P3">example=# create view v_city as select count(s_id),city from salesman group by city;</text:p>
      <text:p text:style-name="P3">CREATE VIEW</text:p>
      <text:p text:style-name="P3">example=# select*from v_city;</text:p>
      <text:p text:style-name="P3"><text:s/>count | <text:s text:c="2"/>city <text:s text:c="2"/></text:p>
      <text:p text:style-name="P3">-------+----------</text:p>
      <text:p text:style-name="P3"><text:s text:c="5"/>1 | San Jose</text:p>
      <text:p text:style-name="P3"><text:s text:c="5"/>1 | Paris</text:p>
      <text:p text:style-name="P3"><text:s text:c="5"/>1 | London</text:p>
      <text:p text:style-name="P3"><text:s text:c="5"/>1 | Rome</text:p>
      <text:p text:style-name="P3"><text:s text:c="5"/>1 | New York</text:p>
      <text:p text:style-name="P3"><text:s text:c="5"/>1 | paris</text:p>
      <text:p text:style-name="P3">(6 rows)</text:p>
      <text:p text:style-name="P2"><text:span text:style-name="T17">11.</text:span>create a view to compute the average purchase amount and total purchase amount for each salesperson. Return name, average purchase and total purchase amount. (Assume all names are unique.).</text:p>
      <text:p text:style-name="P3">example=# create view v_total as select name,avg(purch_amt),sum(purch_amt) from orders o,salesman s where o.s_id=s.s_id group by name;</text:p>
      <text:p text:style-name="P3">CREATE VIEW</text:p>
      <text:p text:style-name="P3">example=# select*from v_total;</text:p>
      <text:p text:style-name="P3"><text:s text:c="4"/>name <text:s text:c="3"/>| <text:s text:c="7"/>avg <text:s text:c="8"/>| <text:s text:c="7"/>sum <text:s text:c="8"/></text:p>
      <text:p text:style-name="P3">------------+--------------------+--------------------</text:p>
      <text:p text:style-name="P3"><text:s/>James Hoog | 2817.8650000000002 | 11271.460000000001</text:p>
      <text:p text:style-name="P3"><text:s/>Nail Knite | 449.81666666666666 | <text:s text:c="11"/>1349.45</text:p>
      <text:p text:style-name="P3"><text:s/>Lauson Hen | <text:s text:c="11"/>1295.45 | <text:s text:c="12"/>2590.9</text:p>
      <text:p text:style-name="P3"><text:s/>Pit Alex <text:s text:c="2"/>| <text:s text:c="12"/>270.65 | <text:s text:c="12"/>270.65</text:p>
      <text:p text:style-name="P3"><text:s/>Mc Lyon <text:s text:c="3"/>| <text:s text:c="11"/>1983.43 | <text:s text:c="11"/>1983.43</text:p>
      <text:p text:style-name="P3"><text:s/>Paul Adam <text:s/>| <text:s text:c="13"/>75.29 | <text:s text:c="13"/>75.29</text:p>
      <text:p text:style-name="P3">(6 rows)</text:p>
      <text:p text:style-name="P2"><text:soft-page-break/><text:span text:style-name="T18">12.</text:span>create a view to identify salespeople who work with multiple clients. Return all the fields of salesperson.</text:p>
      <text:p text:style-name="P2"/>
      <text:p text:style-name="P3">example=# create view vm_clients as select s.*,count(c.*) from salesman s,customers c where s.s_id=c.s_id group by s.s_id having count(c.*)&gt;1;</text:p>
      <text:p text:style-name="P3">CREATE VIEW</text:p>
      <text:p text:style-name="P3">example=# select*from vm_clients;</text:p>
      <text:p text:style-name="P3"><text:s/>s_id | <text:s text:c="3"/>name <text:s text:c="3"/>| <text:s text:c="2"/>city <text:s text:c="2"/>| commission | count </text:p>
      <text:p text:style-name="P3">------+------------+----------+------------+-------</text:p>
      <text:p text:style-name="P3"><text:s/>5001 | James Hoog | New York | <text:s text:c="6"/>0.15 | <text:s text:c="4"/>2</text:p>
      <text:p text:style-name="P3"><text:s/>5002 | Nail Knite | paris <text:s text:c="3"/>| <text:s text:c="6"/>0.13 | <text:s text:c="4"/>2</text:p>
      <text:p text:style-name="P3">(2 rows)</text:p>
      <text:p text:style-name="P3"/>
      <text:p text:style-name="P4"><text:span text:style-name="T19">13.</text:span>create a view that shows all matching customers with salespeople, ensuring that at least one customer in the city of the customer is served by the salesperson in the city of the salesperson.</text:p>
      <text:p text:style-name="Text_20_body"><text:span text:style-name="T13">example=# create view v_mcity(salescity,cust_city) as select distinct s.city,c.city from salesman s,customers c where s.s_id=c.s_id;</text:span></text:p>
      <text:p text:style-name="P3">CREATE VIEW</text:p>
      <text:p text:style-name="P3">example=# select*from v_mcity;</text:p>
      <text:p text:style-name="P3"><text:s/>salescity | cust_city <text:s/></text:p>
      <text:p text:style-name="P3">-----------+------------</text:p>
      <text:p text:style-name="P3"><text:s/>paris <text:s text:c="4"/>| California</text:p>
      <text:p text:style-name="P3"><text:s/>paris <text:s text:c="4"/>| London</text:p>
      <text:p text:style-name="P3"><text:s/>Rome <text:s text:c="5"/>| Moscow</text:p>
      <text:p text:style-name="P3"><text:s/>London <text:s text:c="3"/>| London</text:p>
      <text:p text:style-name="P3"><text:s/>San Jose <text:s/>| Berlin</text:p>
      <text:p text:style-name="P3"><text:s/>New York <text:s/>| New York</text:p>
      <text:p text:style-name="P3"><text:s/>Paris <text:s text:c="4"/>| Paris</text:p>
      <text:p text:style-name="P3">(7 rows)</text:p>
      <text:p text:style-name="P3"/>
      <text:p text:style-name="P6"><text:span text:style-name="T12">14.</text:span><text:span text:style-name="T10">create a view to display the number of orders per day. Return order date and number of orders.</text:span></text:p>
      <text:p text:style-name="P3">example=# create view v_num as select ord_date,count(*) from orders group by ord_date;</text:p>
      <text:p text:style-name="P3">CREATE VIEW</text:p>
      <text:p text:style-name="P3">example=# select*from v_num;</text:p>
      <text:p text:style-name="P3"><text:s text:c="2"/>ord_date <text:s/>| count </text:p>
      <text:p text:style-name="P3">------------+-------</text:p>
      <text:p text:style-name="P3"><text:s/>2012-06-27 | <text:s text:c="4"/>1</text:p>
      <text:p text:style-name="P3"><text:s/>2012-09-10 | <text:s text:c="4"/>3</text:p>
      <text:p text:style-name="P3"><text:s/>2012-10-05 | <text:s text:c="4"/>2</text:p>
      <text:p text:style-name="P3"><text:s/>2012-08-17 | <text:s text:c="4"/>2</text:p>
      <text:p text:style-name="P3"><text:s/>2012-04-25 | <text:s text:c="4"/>1</text:p>
      <text:p text:style-name="P3"><text:s/>2012-10-10 | <text:s text:c="4"/>2</text:p>
      <text:p text:style-name="P3"><text:s/>2012-07-27 | <text:s text:c="4"/>1</text:p>
      <text:p text:style-name="P3">(7 rows)</text:p>
      <text:p text:style-name="P5"><text:span text:style-name="T20">15.</text:span>create a view to find the salespeople who placed orders on October 10th, 2012. Return all the fields of salesperson.</text:p>
      <text:p text:style-name="P5"><text:span text:style-name="T1">example=# select * from salesman where s_id in (select s_id from orders where ord_date='2012-10-10');</text:span></text:p>
      <text:p text:style-name="P5"><text:span text:style-name="T1"><text:s text:c="55"/></text:span><text:span text:style-name="T2">(or)</text:span></text:p>
      <text:p text:style-name="Text_20_body"><text:span text:style-name="T13">example=# create view v_ord_date as select s.*,ord_date from salesman s,orders o where s.s_id=o.s_id and ord_date ='2012-10-10';</text:span></text:p>
      <text:p text:style-name="P3">CREATE VIEW</text:p>
      <text:p text:style-name="P3">example=# select*from v_ord_date;</text:p>
      <text:p text:style-name="P3"><text:s/>s_id | <text:s text:c="3"/>name <text:s text:c="3"/>| <text:s text:c="2"/>city <text:s text:c="2"/>| commission | <text:s/>ord_date <text:s/></text:p>
      <text:p text:style-name="P3">------+------------+----------+------------+------------</text:p>
      <text:p text:style-name="P3"><text:soft-page-break/><text:s/>5006 | Mc Lyon <text:s text:c="3"/>| Paris <text:s text:c="3"/>| <text:s text:c="6"/>0.14 | 2012-10-10</text:p>
      <text:p text:style-name="P3"><text:s/>5003 | Lauson Hen | San Jose | <text:s text:c="6"/>0.12 | 2012-10-10</text:p>
      <text:p text:style-name="P3">(2 rows)</text:p>
      <text:p text:style-name="P3"/>
      <text:p text:style-name="P3"/>
      <text:p text:style-name="P2"><text:span text:style-name="T21">16.</text:span>create a view to find the salespersons who issued orders on either August 17th, 2012 or October 10th, 2012. Return salesperson ID, order number and customer ID.</text:p>
      <text:p text:style-name="P3"/>
      <text:p text:style-name="P3">example=# create view v_ord_dates as select s_id,ord_date,c_id from orders <text:s/>where ord_date in ('2012-08-17','2012-10-10');</text:p>
      <text:p text:style-name="P3">CREATE VIEW</text:p>
      <text:p text:style-name="P3">example=# select*from v_ord_dates;</text:p>
      <text:p text:style-name="P3"><text:s/>s_id | <text:s/>ord_date <text:s/>| c_id </text:p>
      <text:p text:style-name="P3">------+------------+------</text:p>
      <text:p text:style-name="P3"><text:s/>5003 | 2012-08-17 | 3009</text:p>
      <text:p text:style-name="P3"><text:s/>5006 | 2012-10-10 | 3004</text:p>
      <text:p text:style-name="P3"><text:s/>5003 | 2012-10-10 | 3009</text:p>
      <text:p text:style-name="P3"><text:s/>5007 | 2012-08-17 | 3003</text:p>
      <text:p text:style-name="P3">(4 row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4T10:34:25.721679996</meta:creation-date>
    <dc:date>2022-08-24T14:24:08.534258580</dc:date>
    <meta:editing-duration>PT7M30S</meta:editing-duration>
    <meta:editing-cycles>2</meta:editing-cycles>
    <meta:generator>LibreOffice/6.4.7.2$Linux_X86_64 LibreOffice_project/40$Build-2</meta:generator>
    <meta:document-statistic meta:table-count="0" meta:image-count="0" meta:object-count="0" meta:page-count="5" meta:paragraph-count="177" meta:word-count="1218" meta:character-count="8193" meta:non-whitespace-character-count="6373"/>
  </office:meta>
</office:document-meta>
</file>